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2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csv1" table:style-name="ta1">
        <table:shapes>
          <draw:frame draw:z-index="0" draw:style-name="gr1" draw:text-style-name="P1" svg:width="15.989cm" svg:height="9.004cm" svg:x="25.285cm" svg:y="1.886cm">
            <draw:object draw:notify-on-update-of-ranges="allcsv1.H2:allcsv1.H8 allcsv1.E2:allcsv1.E8 allcsv1.H9:allcsv1.H15 allcsv1.E9:allcsv1.E15 allcsv1.H16:allcsv1.H22 allcsv1.E16:allcsv1.E22 allcsv1.H23:allcsv1.H29 allcsv1.E23:allcsv1.E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aram: size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32884915.87923" calcext:value-type="float">
            <text:p>232884915.87923</text:p>
          </table:table-cell>
          <table:table-cell office:value-type="float" office:value="1792504.523627" calcext:value-type="float">
            <text:p>1792504.523627</text:p>
          </table:table-cell>
          <table:table-cell office:value-type="string" calcext:value-type="string">
            <text:p>ops/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87012497.448135" calcext:value-type="float">
            <text:p>87012497.448135</text:p>
          </table:table-cell>
          <table:table-cell office:value-type="float" office:value="1123610.01777" calcext:value-type="float">
            <text:p>1123610.01777</text:p>
          </table:table-cell>
          <table:table-cell office:value-type="string" calcext:value-type="string">
            <text:p>ops/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066520.05863" calcext:value-type="float">
            <text:p>6066520.05863</text:p>
          </table:table-cell>
          <table:table-cell office:value-type="float" office:value="2444.947207" calcext:value-type="float">
            <text:p>2444.947207</text:p>
          </table:table-cell>
          <table:table-cell office:value-type="string" calcext:value-type="string">
            <text:p>ops/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20876.360535" calcext:value-type="float">
            <text:p>520876.360535</text:p>
          </table:table-cell>
          <table:table-cell office:value-type="float" office:value="427.557806" calcext:value-type="float">
            <text:p>427.557806</text:p>
          </table:table-cell>
          <table:table-cell office:value-type="string" calcext:value-type="string">
            <text:p>ops/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143.180701" calcext:value-type="float">
            <text:p>5143.180701</text:p>
          </table:table-cell>
          <table:table-cell office:value-type="float" office:value="0.924929" calcext:value-type="float">
            <text:p>0.924929</text:p>
          </table:table-cell>
          <table:table-cell office:value-type="string" calcext:value-type="string">
            <text:p>ops/s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79.584687" calcext:value-type="float">
            <text:p>479.584687</text:p>
          </table:table-cell>
          <table:table-cell office:value-type="float" office:value="0.388304" calcext:value-type="float">
            <text:p>0.388304</text:p>
          </table:table-cell>
          <table:table-cell office:value-type="string" calcext:value-type="string">
            <text:p>ops/s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8.903061" calcext:value-type="float">
            <text:p>48.903061</text:p>
          </table:table-cell>
          <table:table-cell office:value-type="float" office:value="0.064562" calcext:value-type="float">
            <text:p>0.064562</text:p>
          </table:table-cell>
          <table:table-cell office:value-type="string" calcext:value-type="string">
            <text:p>ops/s</text:p>
          </table:table-cell>
          <table:table-cell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36195263.981617" calcext:value-type="float">
            <text:p>236195263.981617</text:p>
          </table:table-cell>
          <table:table-cell office:value-type="float" office:value="144962.920754" calcext:value-type="float">
            <text:p>144962.920754</text:p>
          </table:table-cell>
          <table:table-cell office:value-type="string" calcext:value-type="string">
            <text:p>ops/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88598348.945772" calcext:value-type="float">
            <text:p>88598348.945772</text:p>
          </table:table-cell>
          <table:table-cell office:value-type="float" office:value="239279.565206" calcext:value-type="float">
            <text:p>239279.565206</text:p>
          </table:table-cell>
          <table:table-cell office:value-type="string" calcext:value-type="string">
            <text:p>ops/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024266.579189" calcext:value-type="float">
            <text:p>6024266.579189</text:p>
          </table:table-cell>
          <table:table-cell office:value-type="float" office:value="44663.090767" calcext:value-type="float">
            <text:p>44663.090767</text:p>
          </table:table-cell>
          <table:table-cell office:value-type="string" calcext:value-type="string">
            <text:p>ops/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20508.701817" calcext:value-type="float">
            <text:p>520508.701817</text:p>
          </table:table-cell>
          <table:table-cell office:value-type="float" office:value="499.40763" calcext:value-type="float">
            <text:p>499.40763</text:p>
          </table:table-cell>
          <table:table-cell office:value-type="string" calcext:value-type="string">
            <text:p>ops/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143.472191" calcext:value-type="float">
            <text:p>5143.472191</text:p>
          </table:table-cell>
          <table:table-cell office:value-type="float" office:value="0.863501" calcext:value-type="float">
            <text:p>0.863501</text:p>
          </table:table-cell>
          <table:table-cell office:value-type="string" calcext:value-type="string">
            <text:p>ops/s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78.935116" calcext:value-type="float">
            <text:p>478.935116</text:p>
          </table:table-cell>
          <table:table-cell office:value-type="float" office:value="0.472659" calcext:value-type="float">
            <text:p>0.472659</text:p>
          </table:table-cell>
          <table:table-cell office:value-type="string" calcext:value-type="string">
            <text:p>ops/s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8.857019" calcext:value-type="float">
            <text:p>48.857019</text:p>
          </table:table-cell>
          <table:table-cell office:value-type="float" office:value="0.114894" calcext:value-type="float">
            <text:p>0.114894</text:p>
          </table:table-cell>
          <table:table-cell office:value-type="string" calcext:value-type="string">
            <text:p>ops/s</text:p>
          </table:table-cell>
          <table:table-cell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7285087.851727" calcext:value-type="float">
            <text:p>247285087.851727</text:p>
          </table:table-cell>
          <table:table-cell office:value-type="float" office:value="609954.916923" calcext:value-type="float">
            <text:p>609954.916923</text:p>
          </table:table-cell>
          <table:table-cell office:value-type="string" calcext:value-type="string">
            <text:p>ops/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2072671.551988" calcext:value-type="float">
            <text:p>102072671.551988</text:p>
          </table:table-cell>
          <table:table-cell office:value-type="float" office:value="337613.476062" calcext:value-type="float">
            <text:p>337613.476062</text:p>
          </table:table-cell>
          <table:table-cell office:value-type="string" calcext:value-type="string">
            <text:p>ops/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708368.499173" calcext:value-type="float">
            <text:p>15708368.499173</text:p>
          </table:table-cell>
          <table:table-cell office:value-type="float" office:value="34989.648368" calcext:value-type="float">
            <text:p>34989.648368</text:p>
          </table:table-cell>
          <table:table-cell office:value-type="string" calcext:value-type="string">
            <text:p>ops/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39495.595446" calcext:value-type="float">
            <text:p>1539495.595446</text:p>
          </table:table-cell>
          <table:table-cell office:value-type="float" office:value="822.918031" calcext:value-type="float">
            <text:p>822.918031</text:p>
          </table:table-cell>
          <table:table-cell office:value-type="string" calcext:value-type="string">
            <text:p>ops/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399.329084" calcext:value-type="float">
            <text:p>15399.329084</text:p>
          </table:table-cell>
          <table:table-cell office:value-type="float" office:value="4.732982" calcext:value-type="float">
            <text:p>4.732982</text:p>
          </table:table-cell>
          <table:table-cell office:value-type="string" calcext:value-type="string">
            <text:p>ops/s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60.103811" calcext:value-type="float">
            <text:p>1460.103811</text:p>
          </table:table-cell>
          <table:table-cell office:value-type="float" office:value="7.186242" calcext:value-type="float">
            <text:p>7.186242</text:p>
          </table:table-cell>
          <table:table-cell office:value-type="string" calcext:value-type="string">
            <text:p>ops/s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7.245139" calcext:value-type="float">
            <text:p>137.245139</text:p>
          </table:table-cell>
          <table:table-cell office:value-type="float" office:value="1.67698" calcext:value-type="float">
            <text:p>1.67698</text:p>
          </table:table-cell>
          <table:table-cell office:value-type="string" calcext:value-type="string">
            <text:p>ops/s</text:p>
          </table:table-cell>
          <table:table-cell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6039124.830512" calcext:value-type="float">
            <text:p>246039124.830512</text:p>
          </table:table-cell>
          <table:table-cell office:value-type="float" office:value="641633.095143" calcext:value-type="float">
            <text:p>641633.095143</text:p>
          </table:table-cell>
          <table:table-cell office:value-type="string" calcext:value-type="string">
            <text:p>ops/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2471100.376551" calcext:value-type="float">
            <text:p>102471100.376551</text:p>
          </table:table-cell>
          <table:table-cell office:value-type="float" office:value="88204.401965" calcext:value-type="float">
            <text:p>88204.401965</text:p>
          </table:table-cell>
          <table:table-cell office:value-type="string" calcext:value-type="string">
            <text:p>ops/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664319.789123" calcext:value-type="float">
            <text:p>15664319.789123</text:p>
          </table:table-cell>
          <table:table-cell office:value-type="float" office:value="38136.071109" calcext:value-type="float">
            <text:p>38136.071109</text:p>
          </table:table-cell>
          <table:table-cell office:value-type="string" calcext:value-type="string">
            <text:p>ops/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40114.553225" calcext:value-type="float">
            <text:p>1540114.553225</text:p>
          </table:table-cell>
          <table:table-cell office:value-type="float" office:value="237.407951" calcext:value-type="float">
            <text:p>237.407951</text:p>
          </table:table-cell>
          <table:table-cell office:value-type="string" calcext:value-type="string">
            <text:p>ops/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392.340683" calcext:value-type="float">
            <text:p>15392.340683</text:p>
          </table:table-cell>
          <table:table-cell office:value-type="float" office:value="9.450872" calcext:value-type="float">
            <text:p>9.450872</text:p>
          </table:table-cell>
          <table:table-cell office:value-type="string" calcext:value-type="string">
            <text:p>ops/s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72.823314" calcext:value-type="float">
            <text:p>1472.823314</text:p>
          </table:table-cell>
          <table:table-cell office:value-type="float" office:value="5.372686" calcext:value-type="float">
            <text:p>5.372686</text:p>
          </table:table-cell>
          <table:table-cell office:value-type="string" calcext:value-type="string">
            <text:p>ops/s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9.705362" calcext:value-type="float">
            <text:p>139.705362</text:p>
          </table:table-cell>
          <table:table-cell office:value-type="float" office:value="0.390047" calcext:value-type="float">
            <text:p>0.390047</text:p>
          </table:table-cell>
          <table:table-cell office:value-type="string" calcext:value-type="string">
            <text:p>ops/s</text:p>
          </table:table-cell>
          <table:table-cell office:value-type="float" office:value="20000000" calcext:value-type="float">
            <text:p>2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08:47:13.504440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09:20:55.669002359</dc:date>
    <dc:creator>Woods </dc:creator>
    <meta:editing-duration>PT44M4S</meta:editing-duration>
    <meta:editing-cycles>3</meta:editing-cycles>
    <meta:generator>LibreOffice/4.3.7.2$Linux_X86_64 LibreOffice_project/430$Build-2</meta:generator>
    <meta:document-statistic meta:table-count="1" meta:cell-count="2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title svg:x="7.158cm" svg:y="0.316cm" chart:style-name="ch2">
          <text:p>All runs</text:p>
        </chart:title>
        <chart:legend chart:legend-position="end" svg:x="12.503cm" svg:y="3.456cm" style:legend-expansion="high" chart:style-name="ch3"/>
        <chart:plot-area chart:style-name="ch4" table:cell-range-address="allcsv1.H2:allcsv1.H8 allcsv1.E2:allcsv1.E29" chart:data-source-has-labels="row" svg:x="1.33cm" svg:y="1.275cm" svg:width="10.854cm" svg:height="6.569cm">
          <chartooo:coordinate-region svg:x="3.433cm" svg:y="1.475cm" svg:width="7.916cm" svg:height="5.722cm"/>
          <chart:axis chart:dimension="x" chart:name="primary-x" chart:style-name="ch5">
            <chart:title svg:x="5.8cm" svg:y="8.024cm" chart:style-name="ch6">
              <text:p>Size of array</text:p>
            </chart:title>
          </chart:axis>
          <chart:axis chart:dimension="y" chart:name="primary-y" chart:style-name="ch7">
            <chart:title svg:x="0.451cm" svg:y="5.503cm" chart:style-name="ch8">
              <text:p>Score/ ops/s</text:p>
            </chart:title>
            <chart:grid chart:style-name="ch9" chart:class="major"/>
          </chart:axis>
          <chart:series chart:style-name="ch10" chart:values-cell-range-address="allcsv1.E2:allcsv1.E8" loext:label-string="doublenotrand" chart:class="chart:scatter">
            <chart:domain table:cell-range-address="allcsv1.H2:allcsv1.H8"/>
            <chart:data-point chart:repeated="7"/>
          </chart:series>
          <chart:series chart:style-name="ch11" chart:values-cell-range-address="allcsv1.E9:allcsv1.E15" loext:label-string="doublerand" chart:class="chart:scatter">
            <chart:domain table:cell-range-address="allcsv1.H9:allcsv1.H15"/>
            <chart:data-point chart:repeated="7"/>
          </chart:series>
          <chart:series chart:style-name="ch12" chart:values-cell-range-address="allcsv1.E16:allcsv1.E22" loext:label-string="intnotrand" chart:class="chart:scatter">
            <chart:domain table:cell-range-address="allcsv1.H16:allcsv1.H22"/>
            <chart:data-point chart:repeated="7"/>
          </chart:series>
          <chart:series chart:style-name="ch13" chart:values-cell-range-address="allcsv1.E23:allcsv1.E29" loext:label-string="intrand" chart:class="chart:scatter">
            <chart:domain table:cell-range-address="allcsv1.H23:allcsv1.H29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oublenotrand</text:p>
              </table:table-cell>
              <table:table-cell office:value-type="string">
                <text:p>Column H</text:p>
              </table:table-cell>
              <table:table-cell office:value-type="string">
                <text:p>doublerand</text:p>
              </table:table-cell>
              <table:table-cell office:value-type="string">
                <text:p>Column H</text:p>
              </table:table-cell>
              <table:table-cell office:value-type="string">
                <text:p>intnotrand</text:p>
              </table:table-cell>
              <table:table-cell office:value-type="string">
                <text:p>Column H</text:p>
              </table:table-cell>
              <table:table-cell office:value-type="string">
                <text:p>intra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llcsv1.H2:allcsv1.H8</svg:desc>
                </draw:g>
              </table:table-cell>
              <table:table-cell office:value-type="float" office:value="232884915.87923">
                <text:p>232884915.87923</text:p>
                <draw:g>
                  <svg:desc>allcsv1.E2:allcsv1.E8</svg:desc>
                </draw:g>
              </table:table-cell>
              <table:table-cell office:value-type="float" office:value="2">
                <text:p>2</text:p>
                <draw:g>
                  <svg:desc>allcsv1.H9:allcsv1.H15</svg:desc>
                </draw:g>
              </table:table-cell>
              <table:table-cell office:value-type="float" office:value="236195263.981617">
                <text:p>236195263.981617</text:p>
                <draw:g>
                  <svg:desc>allcsv1.E9:allcsv1.E15</svg:desc>
                </draw:g>
              </table:table-cell>
              <table:table-cell office:value-type="float" office:value="2">
                <text:p>2</text:p>
                <draw:g>
                  <svg:desc>allcsv1.H16:allcsv1.H22</svg:desc>
                </draw:g>
              </table:table-cell>
              <table:table-cell office:value-type="float" office:value="247285087.851727">
                <text:p>247285087.851727</text:p>
                <draw:g>
                  <svg:desc>allcsv1.E16:allcsv1.E22</svg:desc>
                </draw:g>
              </table:table-cell>
              <table:table-cell office:value-type="float" office:value="2">
                <text:p>2</text:p>
                <draw:g>
                  <svg:desc>allcsv1.H23:allcsv1.H29</svg:desc>
                </draw:g>
              </table:table-cell>
              <table:table-cell office:value-type="float" office:value="246039124.830512">
                <text:p>246039124.830512</text:p>
                <draw:g>
                  <svg:desc>allcsv1.E23:allcsv1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7012497.448135">
                <text:p>87012497.448135</text:p>
              </table:table-cell>
              <table:table-cell office:value-type="float" office:value="20">
                <text:p>20</text:p>
              </table:table-cell>
              <table:table-cell office:value-type="float" office:value="88598348.945772">
                <text:p>88598348.945772</text:p>
              </table:table-cell>
              <table:table-cell office:value-type="float" office:value="20">
                <text:p>20</text:p>
              </table:table-cell>
              <table:table-cell office:value-type="float" office:value="102072671.551988">
                <text:p>102072671.551988</text:p>
              </table:table-cell>
              <table:table-cell office:value-type="float" office:value="20">
                <text:p>20</text:p>
              </table:table-cell>
              <table:table-cell office:value-type="float" office:value="102471100.376551">
                <text:p>102471100.376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6066520.05863">
                <text:p>6066520.05863</text:p>
              </table:table-cell>
              <table:table-cell office:value-type="float" office:value="200">
                <text:p>200</text:p>
              </table:table-cell>
              <table:table-cell office:value-type="float" office:value="6024266.579189">
                <text:p>6024266.579189</text:p>
              </table:table-cell>
              <table:table-cell office:value-type="float" office:value="200">
                <text:p>200</text:p>
              </table:table-cell>
              <table:table-cell office:value-type="float" office:value="15708368.499173">
                <text:p>15708368.499173</text:p>
              </table:table-cell>
              <table:table-cell office:value-type="float" office:value="200">
                <text:p>200</text:p>
              </table:table-cell>
              <table:table-cell office:value-type="float" office:value="15664319.789123">
                <text:p>15664319.789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20876.360535">
                <text:p>520876.360535</text:p>
              </table:table-cell>
              <table:table-cell office:value-type="float" office:value="2000">
                <text:p>2000</text:p>
              </table:table-cell>
              <table:table-cell office:value-type="float" office:value="520508.701817">
                <text:p>520508.701817</text:p>
              </table:table-cell>
              <table:table-cell office:value-type="float" office:value="2000">
                <text:p>2000</text:p>
              </table:table-cell>
              <table:table-cell office:value-type="float" office:value="1539495.595446">
                <text:p>1539495.595446</text:p>
              </table:table-cell>
              <table:table-cell office:value-type="float" office:value="2000">
                <text:p>2000</text:p>
              </table:table-cell>
              <table:table-cell office:value-type="float" office:value="1540114.553225">
                <text:p>1540114.553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5143.180701">
                <text:p>5143.180701</text:p>
              </table:table-cell>
              <table:table-cell office:value-type="float" office:value="200000">
                <text:p>200000</text:p>
              </table:table-cell>
              <table:table-cell office:value-type="float" office:value="5143.472191">
                <text:p>5143.472191</text:p>
              </table:table-cell>
              <table:table-cell office:value-type="float" office:value="200000">
                <text:p>200000</text:p>
              </table:table-cell>
              <table:table-cell office:value-type="float" office:value="15399.329084">
                <text:p>15399.329084</text:p>
              </table:table-cell>
              <table:table-cell office:value-type="float" office:value="200000">
                <text:p>200000</text:p>
              </table:table-cell>
              <table:table-cell office:value-type="float" office:value="15392.340683">
                <text:p>15392.340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">
                <text:p>2000000</text:p>
              </table:table-cell>
              <table:table-cell office:value-type="float" office:value="479.584687">
                <text:p>479.584687</text:p>
              </table:table-cell>
              <table:table-cell office:value-type="float" office:value="2000000">
                <text:p>2000000</text:p>
              </table:table-cell>
              <table:table-cell office:value-type="float" office:value="478.935116">
                <text:p>478.935116</text:p>
              </table:table-cell>
              <table:table-cell office:value-type="float" office:value="2000000">
                <text:p>2000000</text:p>
              </table:table-cell>
              <table:table-cell office:value-type="float" office:value="1460.103811">
                <text:p>1460.103811</text:p>
              </table:table-cell>
              <table:table-cell office:value-type="float" office:value="2000000">
                <text:p>2000000</text:p>
              </table:table-cell>
              <table:table-cell office:value-type="float" office:value="1472.823314">
                <text:p>1472.823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000">
                <text:p>20000000</text:p>
              </table:table-cell>
              <table:table-cell office:value-type="float" office:value="48.903061">
                <text:p>48.903061</text:p>
              </table:table-cell>
              <table:table-cell office:value-type="float" office:value="20000000">
                <text:p>20000000</text:p>
              </table:table-cell>
              <table:table-cell office:value-type="float" office:value="48.857019">
                <text:p>48.857019</text:p>
              </table:table-cell>
              <table:table-cell office:value-type="float" office:value="20000000">
                <text:p>20000000</text:p>
              </table:table-cell>
              <table:table-cell office:value-type="float" office:value="137.245139">
                <text:p>137.245139</text:p>
              </table:table-cell>
              <table:table-cell office:value-type="float" office:value="20000000">
                <text:p>20000000</text:p>
              </table:table-cell>
              <table:table-cell office:value-type="float" office:value="139.705362">
                <text:p>139.705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